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000000285227A031CB9B580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5.6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95pt" style:font-size-asian="95pt" style:font-size-complex="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706cm" svg:height="17.065cm" svg:x="2.147cm" svg:y="2.051cm">
          <draw:image xlink:href="Pictures/100002010000038000000285227A031CB9B5806D.png" xlink:type="simple" xlink:show="embed" xlink:actuate="onLoad">
            <text:p/>
          </draw:image>
        </draw:frame>
        <draw:frame draw:style-name="gr2" draw:text-style-name="P2" draw:layer="layout" svg:width="23.706cm" svg:height="5.928cm" svg:x="2.147cm" svg:y="11.672cm">
          <draw:text-box>
            <text:p><text:span text:style-name="T1"><text:s/>←</text:span><text:span text:style-name="T2">Wors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Better</text:span><text:span text:style-name="T3">→</text:span></text:p>
          </draw:text-box>
        </draw:frame>
        <draw:frame draw:style-name="gr3" draw:text-style-name="P3" draw:layer="layout" svg:width="16.738cm" svg:height="1.8cm" svg:x="5.631cm" svg:y="15.8cm">
          <draw:text-box>
            <text:p>Some examples of bad, medium, and good launch stages</text:p>
            <text:p>in the two different styles, straight-sides and angle-sides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3T11:29:15.379446794</meta:creation-date>
    <dc:date>2020-04-03T11:39:34.287503717</dc:date>
    <meta:editing-duration>PT8S</meta:editing-duration>
    <meta:editing-cycles>1</meta:editing-cycles>
    <meta:document-statistic meta:object-count="26"/>
    <meta:generator>LibreOffice/5.1.6.2$Linux_X86_64 LibreOffice_project/10m0$Build-2</meta:generator>
  </office:meta>
</office:document-meta>
</file>